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0.00pt" fo:font-weight="bold" fo:font-family="Arial" style:font-family-asian="Arial" style:font-family-complex="Arial" fo:background-color="transparent" style:use-window-font-color="true"/>
    </style:style>
    <style:style style:name="T4" style:family="text">
      <style:text-properties fo:font-size="20.00pt" fo:font-weight="normal"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Arial" style:font-family-asian="Arial" style:font-family-complex="Arial" fo:background-color="transparent" style:use-window-font-color="true"/>
    </style:style>
    <style:style style:name="T13" style:family="text">
      <style:text-properties fo:font-size="12.00pt" style:text-position="super" fo:font-weight="normal" fo:font-family="Arial" style:font-family-asian="Arial" style:font-family-complex="Arial" fo:background-color="transparent" style:use-window-font-color="true"/>
    </style:style>
    <style:style style:name="T14" style:family="text">
      <style:text-properties fo:font-size="12.00pt" fo:font-weight="normal"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Arial" style:font-family-asian="Arial" style:font-family-complex="Arial" fo:background-color="transparent" style:use-window-font-color="true" fo:font-style="italic"/>
    </style:style>
    <style:style style:name="T17" style:family="text">
      <style:text-properties fo:font-size="10.00pt" fo:font-weight="normal" fo:font-family="Arial" style:font-family-asian="Arial" style:font-family-complex="Arial" fo:background-color="transparent" style:use-window-font-color="true"/>
    </style:style>
    <style:style style:name="T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9" style:family="text">
      <style:text-properties fo:font-size="10.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Arial" style:font-family-asian="Arial" style:font-family-complex="Arial" fo:background-color="transparent" style:use-window-font-color="true" fo:font-style="italic"/>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bold" fo:font-family="Arial" style:font-family-asian="Arial" style:font-family-complex="Arial" fo:background-color="transparent" style:use-window-font-color="true" fo:font-style="italic"/>
    </style:style>
    <style:style style:name="T25" style:family="text">
      <style:text-properties fo:font-size="10.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Arial" style:font-family-asian="Arial" style:font-family-complex="Arial" fo:background-color="transparent" style:use-window-font-color="true"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Arial" style:font-family-asian="Arial" style:font-family-complex="Arial" fo:background-color="transparent" style:use-window-font-color="true"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Arial" style:font-family-asian="Arial" style:font-family-complex="Arial"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Arial" style:font-family-asian="Arial" style:font-family-complex="Arial" fo:background-color="transparent" style:use-window-font-color="true"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Arial" style:font-family-asian="Arial" style:font-family-complex="Arial" fo:background-color="transparent" style:use-window-font-color="true"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0.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Arial" style:font-family-asian="Arial" style:font-family-complex="Arial" fo:background-color="transparent" style:use-window-font-color="true" fo:font-style="italic"/>
    </style:style>
    <style:style style:name="T46" style:family="text">
      <style:text-properties fo:font-size="12.00pt" fo:font-weight="normal" fo:font-family="Arial" style:font-family-asian="Arial" style:font-family-complex="Arial"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Arial" style:font-family-asian="Arial" style:font-family-complex="Arial" fo:background-color="transparent" style:use-window-font-color="true" fo:font-style="italic"/>
    </style:style>
    <style:style style:name="T50" style:family="text">
      <style:text-properties fo:font-size="12.00pt" fo:font-weight="normal" fo:font-family="Arial" style:font-family-asian="Arial" style:font-family-complex="Arial"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0.00pt" fo:font-weight="normal" fo:font-family="Arial" style:font-family-asian="Arial" style:font-family-complex="Arial" fo:background-color="transparent" style:use-window-font-color="true" fo:font-style="italic"/>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Arial" style:font-family-asian="Arial" style:font-family-complex="Arial" fo:background-color="transparent" style:use-window-font-color="true" fo:font-style="italic"/>
    </style:style>
    <style:style style:name="T56" style:family="text">
      <style:text-properties fo:font-size="12.00pt" fo:font-weight="normal"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Arial" style:font-family-asian="Arial" style:font-family-complex="Arial" fo:background-color="transparent" style:use-window-font-color="true" fo:font-style="italic"/>
    </style:style>
    <style:style style:name="T59" style:family="text">
      <style:text-properties fo:font-size="12.00pt" fo:font-weight="normal" fo:font-family="Arial" style:font-family-asian="Arial" style:font-family-complex="Arial" fo:background-color="transparent" style:use-window-font-color="true"/>
    </style:style>
    <style:style style:name="T60" style:family="text">
      <style:text-properties fo:font-size="10.00pt" fo:font-weight="normal"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Arial" style:font-family-asian="Arial" style:font-family-complex="Arial"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Arial" style:font-family-asian="Arial" style:font-family-complex="Arial" fo:background-color="transparent" style:use-window-font-color="true"/>
    </style:style>
    <style:style style:name="T66" style:family="text">
      <style:text-properties fo:font-size="10.00pt" fo:font-weight="normal"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Arial" style:font-family-asian="Arial" style:font-family-complex="Arial" fo:background-color="transparent" style:use-window-font-color="true"/>
    </style:style>
    <style:style style:name="T69" style:family="text">
      <style:text-properties fo:font-size="10.00pt" fo:font-weight="normal"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Arial" style:font-family-asian="Arial" style:font-family-complex="Arial" fo:background-color="transparent" style:use-window-font-color="true" fo:font-style="italic"/>
    </style:style>
    <style:style style:name="P1" style:family="paragraph">
      <style:paragraph-properties fo:line-height="100.00%" fo:text-align="center" fo:margin-bottom="6.00p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fo:margin-bottom="6.00pt"/>
    </style:style>
    <style:style style:name="P6" style:family="paragraph">
      <style:paragraph-properties fo:line-height="100.00%" fo:text-align="left" fo:margin-left="36.00pt" fo:text-indent="0.00pt" fo:margin-bottom="6.00pt"/>
    </style:style>
    <style:style style:name="P7" style:family="paragraph">
      <style:paragraph-properties fo:line-height="100.00%" fo:text-align="left" fo:margin-bottom="6.00pt"/>
    </style:style>
    <style:style style:name="P8"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9" style:family="paragraph">
      <style:paragraph-properties fo:line-height="100.00%" fo:text-align="center" fo:margin-bottom="6.00pt"/>
    </style:style>
    <style:style style:name="P10"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1"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2" style:family="paragraph">
      <style:paragraph-properties fo:line-height="100.00%" fo:text-align="left" fo:margin-bottom="6.00pt"/>
    </style:style>
    <style:style style:name="P13" style:family="paragraph">
      <style:paragraph-properties fo:line-height="100.00%" fo:text-align="center" fo:margin-left="-0.20pt" fo:text-indent="0.00pt" fo:margin-right="0.40pt" fo:margin-bottom="6.00pt"/>
    </style:style>
    <style:style style:name="P14" style:family="paragraph">
      <style:paragraph-properties fo:line-height="100.00%" fo:text-align="left" fo:margin-left="-0.20pt" fo:text-indent="0.00pt" fo:margin-right="34.50pt" fo:margin-bottom="6.00pt"/>
    </style:style>
    <style:style style:name="P15"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6" style:family="paragraph">
      <style:paragraph-properties fo:line-height="100.00%" fo:text-align="left" fo:margin-bottom="6.00pt"/>
    </style:style>
    <style:style style:name="P17"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8" style:family="paragraph">
      <style:paragraph-properties fo:line-height="100.00%" fo:text-align="left" fo:margin-left="-0.75pt" fo:text-indent="0.00pt"/>
    </style:style>
    <style:style style:name="P19" style:family="paragraph">
      <style:paragraph-properties fo:line-height="100.00%" fo:text-align="center" fo:margin-bottom="6.00pt"/>
    </style:style>
    <style:style style:name="P20" style:family="paragraph">
      <style:paragraph-properties fo:line-height="100.00%" fo:text-align="left" fo:margin-left="107.25pt" fo:text-indent="-107.25pt"/>
    </style:style>
    <style:style style:name="P21" style:family="paragraph">
      <style:paragraph-properties fo:line-height="100.00%" fo:text-align="left"/>
    </style:style>
    <style:style style:name="P22" style:family="paragraph">
      <style:paragraph-properties fo:line-height="100.00%" fo:text-align="left" fo:margin-left="-1.50pt" fo:text-indent="0.00pt"/>
    </style:style>
    <style:style style:name="P23" style:family="paragraph">
      <style:paragraph-properties fo:line-height="100.00%" fo:text-align="left" fo:margin-left="-0.75pt" fo:text-indent="0.00pt"/>
    </style:style>
    <style:style style:name="P24" style:family="paragraph">
      <style:paragraph-properties fo:line-height="100.00%" fo:text-align="left" fo:margin-left="35.25pt" fo:text-indent="0.00pt"/>
    </style:style>
    <style:style style:name="P25" style:family="paragraph">
      <style:paragraph-properties fo:line-height="100.00%" fo:text-align="left" fo:margin-left="-0.75pt" fo:text-indent="0.00pt"/>
    </style:style>
    <style:style style:name="P26" style:family="paragraph">
      <style:paragraph-properties fo:line-height="100.00%" fo:text-align="left"/>
    </style:style>
    <style:style style:name="P27" style:family="paragraph">
      <style:paragraph-properties fo:line-height="100.00%" fo:text-align="left" fo:margin-left="35.25pt" fo:text-indent="0.00pt"/>
    </style:style>
    <style:style style:name="P28" style:family="paragraph">
      <style:paragraph-properties fo:line-height="100.00%" fo:text-align="left"/>
    </style:style>
    <style:style style:name="P29" style:family="paragraph">
      <style:paragraph-properties fo:line-height="100.00%" fo:text-align="left" fo:margin-left="35.25pt" fo:text-indent="0.00pt"/>
    </style:style>
    <style:style style:name="P30" style:family="paragraph">
      <style:paragraph-properties fo:line-height="100.00%" fo:text-align="left" fo:margin-left="-0.75pt" fo:text-indent="0.00pt"/>
    </style:style>
    <style:style style:name="TableColumn0100" style:family="table-column">
      <style:table-column-properties style:column-width="0.867361in"/>
    </style:style>
    <style:style style:name="TableColumn0101" style:family="table-column">
      <style:table-column-properties style:column-width="1.465972in"/>
    </style:style>
    <style:style style:name="TableColumn0102" style:family="table-column">
      <style:table-column-properties style:column-width="0.964583in"/>
    </style:style>
    <style:style style:name="TableColumn0103" style:family="table-column">
      <style:table-column-properties style:column-width="3.404167in"/>
    </style:style>
    <style:style style:name="Table01" style:family="table">
      <style:table-properties style:width="6.70208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text:line-break/></text:span></text:p>
      <text:p text:style-name="P1"><text:span text:style-name="T2"/></text:p>
      <text:p text:style-name="P1"><text:span text:style-name="T3">Bills Reminder</text:span></text:p>
      <text:p text:style-name="P2"><text:span text:style-name="T4">Project Description</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6">Submitted to:</text:span></text:p>
      <text:p text:style-name="P2"><text:span text:style-name="T7"/></text:p>
      <text:p text:style-name="P2"><text:span text:style-name="T7"/></text:p>
      <text:p text:style-name="P2"><text:span text:style-name="T8">Prof. Ma. Rowena C. Solamo</text:span></text:p>
      <text:p text:style-name="P2"><text:span text:style-name="T8">Faculty Member</text:span></text:p>
      <text:p text:style-name="P2"><text:span text:style-name="T8">Department of Computer Science</text:span></text:p>
      <text:p text:style-name="P2"><text:span text:style-name="T8">College of Engineering</text:span></text:p>
      <text:p text:style-name="P2"><text:span text:style-name="T8">University of the Philippines, Diliman</text:span></text:p>
      <text:p text:style-name="P2"><text:span text:style-name="T9"/></text:p>
      <text:p text:style-name="P2"><text:span text:style-name="T9"/></text:p>
      <text:p text:style-name="P2"><text:span text:style-name="T9"/></text:p>
      <text:p text:style-name="P2"><text:span text:style-name="T9"/></text:p>
      <text:p text:style-name="P2"><text:span text:style-name="T10">Submitted by:</text:span></text:p>
      <text:p text:style-name="P2"><text:span text:style-name="T10">Dacoco, Anthony Cornell</text:span></text:p>
      <text:p text:style-name="P2"><text:span text:style-name="T10">Sason, Paul Matthew</text:span></text:p>
      <text:p text:style-name="P2"><text:span text:style-name="T10">Yiu, Arthur</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4"><text:span text:style-name="T12">In partial fulfillment of Academic Requirements</text:span></text:p>
      <text:p text:style-name="P4"><text:span text:style-name="T12">for the course</text:span></text:p>
      <text:p text:style-name="P4"><text:span text:style-name="T12">CS 191 Software Engineering I</text:span></text:p>
      <text:p text:style-name="P4"><text:span text:style-name="T12">of the </text:span></text:p>
      <text:p text:style-name="P4"><text:span text:style-name="T12">1</text:span><text:span text:style-name="T13">st</text:span><text:span text:style-name="T14"><text:s/>Semester, AY 2014-2015</text:span></text:p>
      <text:p text:style-name="P5"><text:span text:style-name="T15"/></text:p>
      <text:p text:style-name="P5"><text:span text:style-name="T16">Unique Reference:</text:span></text:p>
      <text:p text:style-name="P5"><text:span text:style-name="T17">The documents are stored in the<text:s/></text:span><text:a xlink:href="https://github.com/primorskey/CS-191-Project"><text:span text:style-name="T18">https://github.com/primorskey/CS-191-Project</text:span></text:a><text:span text:style-name="T19">.</text:span></text:p>
      <text:p text:style-name="P5"><text:span text:style-name="T20"/></text:p>
      <text:p text:style-name="P5"><text:span text:style-name="T21">Document Purpose:</text:span></text:p>
      <text:p text:style-name="P5"><text:span text:style-name="T22"><text:tab/>To give a short description of the project for the course CS 191.</text:span></text:p>
      <text:p text:style-name="P5"><text:span text:style-name="T23"/></text:p>
      <text:p text:style-name="P5"><text:span text:style-name="T24">Target Audience:</text:span></text:p>
      <text:p text:style-name="P6"><text:span text:style-name="T25">The intended audience of the application is the people who are paying bills.</text:span></text:p>
      <text:p text:style-name="P7"><text:span text:style-name="T26"/></text:p>
      <text:p text:style-name="P7"><text:span text:style-name="T26"/></text:p>
      <text:p text:style-name="P7"><text:span text:style-name="T27">Revision Control:</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9"><text:span text:style-name="T29">Revision Date</text:span><text:span text:style-name="T30"/></text:p>
          </table:table-cell>
          <table:table-cell table:style-name="TableCell010001">
            <text:p text:style-name="P9"><text:span text:style-name="T31">Person Responsible</text:span><text:span text:style-name="T32"/></text:p>
          </table:table-cell>
          <table:table-cell table:style-name="TableCell010002">
            <text:p text:style-name="P9"><text:span text:style-name="T33">Version</text:span></text:p>
            <text:p text:style-name="P9"><text:span text:style-name="T33">Number</text:span><text:span text:style-name="T34"/></text:p>
          </table:table-cell>
          <table:table-cell table:style-name="TableCell010003">
            <text:p text:style-name="P9"><text:span text:style-name="T35">Modification</text:span><text:span text:style-name="T36"/></text:p>
          </table:table-cell>
        </table:table-row>
        <table:table-row table:style-name="TableRow0101">
          <table:table-cell table:style-name="TableCell010100">
            <text:p text:style-name="P12"><text:span text:style-name="T37">09/06/16</text:span><text:span text:style-name="T38"/></text:p>
          </table:table-cell>
          <table:table-cell table:style-name="TableCell010101">
            <text:p text:style-name="P12"><text:span text:style-name="T39">Anthony Dacoco</text:span><text:span text:style-name="T40"/></text:p>
          </table:table-cell>
          <table:table-cell table:style-name="TableCell010102">
            <text:p text:style-name="P13"><text:span text:style-name="T41">1.0</text:span><text:span text:style-name="T42"/></text:p>
          </table:table-cell>
          <table:table-cell table:style-name="TableCell010103">
            <text:p text:style-name="P14"><text:span text:style-name="T43">Initial Document</text:span><text:span text:style-name="T44"/></text:p>
          </table:table-cell>
        </table:table-row>
        <table:table-row table:style-name="TableRow0102">
          <table:table-cell table:style-name="TableCell010200">
            <text:p text:style-name="P16"><text:span text:style-name="T44"/></text:p>
          </table:table-cell>
          <table:table-cell table:style-name="TableCell010201">
            <text:p text:style-name="P16"><text:span text:style-name="T44"/></text:p>
          </table:table-cell>
          <table:table-cell table:style-name="TableCell010202">
            <text:p text:style-name="P16"><text:span text:style-name="T44"/></text:p>
          </table:table-cell>
          <table:table-cell table:style-name="TableCell010203">
            <text:p text:style-name="P16"><text:span text:style-name="T44"/></text:p>
          </table:table-cell>
        </table:table-row>
      </table:table>
      <text:p text:style-name="P18"><text:span text:style-name="T44"/></text:p>
      <text:p text:style-name="P19"><text:span text:style-name="T44"/></text:p>
      <text:p text:style-name="P20"><text:span text:style-name="T45">Project Title</text:span><text:span text:style-name="T46">:<text:tab/></text:span><text:span text:style-name="T47">Bills Reminder</text:span></text:p>
      <text:p text:style-name="P21"><text:span text:style-name="T48"/></text:p>
      <text:p text:style-name="P22"><text:span text:style-name="T49">Description</text:span><text:span text:style-name="T50">:<text:tab/></text:span></text:p>
      <text:p text:style-name="P22"><text:span text:style-name="T50"><text:tab/></text:span></text:p>
      <text:p text:style-name="P22"><text:span text:style-name="T50"><text:tab/></text:span><text:span text:style-name="T51">The<text:s/></text:span><text:span text:style-name="T52">Bills Reminder<text:s/></text:span><text:span text:style-name="T53">app would help users pay their<text:s text:c="2"/>billls by giving out alarms about the upcoming deadline and the amount due. Users will have the option to be reminded in their frequency of their choosing. The users will also have the choice to set up an alarm for when they are planning to pay their bills, this alarm will show what bills they will be able to pay at the time.</text:span></text:p>
      <text:p text:style-name="P22"><text:span text:style-name="T54"/></text:p>
      <text:p text:style-name="P23"><text:span text:style-name="T55">Context Diagram</text:span><text:span text:style-name="T56">:</text:span><text:span text:style-name="T57"/></text:p>
      <text:p text:style-name="P23"><text:span text:style-name="T57"/></text:p>
      <text:p text:style-name="P23"><draw:frame text:anchor-type="as-char" svg:width="146.58mm" svg:height="56.09mm" style:rel-width="scale" style:rel-height="scale"><draw:object-ole xlink:href="OleObj1"/><draw:image xlink:href="ObjectReplacements/OleObj1"/></draw:frame><text:span text:style-name="T57"/></text:p>
      <text:p text:style-name="P23"><text:span text:style-name="T57"/></text:p>
      <text:p text:style-name="P23"><text:span text:style-name="T57"/></text:p>
      <text:p text:style-name="P23"><text:span text:style-name="T58">Entities</text:span><text:span text:style-name="T59">:</text:span></text:p>
      <text:p text:style-name="P24"><text:span text:style-name="T60">User- the person who will be using the application</text:span></text:p>
      <text:p text:style-name="P25"><text:span text:style-name="T61"/></text:p>
      <text:p text:style-name="P25"><text:span text:style-name="T61"/></text:p>
      <text:p text:style-name="P25"><text:span text:style-name="T62">Major Inputs:</text:span></text:p>
      <text:p text:style-name="P25"><text:span text:style-name="T63"><text:tab/>Bill Information:</text:span></text:p>
      <text:p text:style-name="P25"><text:span text:style-name="T63"><text:tab/><text:tab/>Name- Name of the bill</text:span></text:p>
      <text:p text:style-name="P25"><text:span text:style-name="T63"><text:tab/><text:tab/>Due Date- Due date of the bill</text:span></text:p>
      <text:p text:style-name="P25"><text:span text:style-name="T63"><text:tab/><text:tab/>Amount- Amount Due</text:span></text:p>
      <text:p text:style-name="P25"><text:span text:style-name="T63"><text:tab/><text:tab/>Notes- Additional Notes (optional)</text:span></text:p>
      <text:p text:style-name="P25"><text:span text:style-name="T63"><text:tab/>Payment Date:</text:span></text:p>
      <text:p text:style-name="P25"><text:span text:style-name="T63"><text:tab/><text:tab/>Date- Date the user wants to pay their bills</text:span></text:p>
      <text:p text:style-name="P25"><text:span text:style-name="T63"><text:tab/><text:tab/>Notes- Additional Notes (optional)</text:span></text:p>
      <text:p text:style-name="P25"><text:span text:style-name="T64"/></text:p>
      <text:p text:style-name="P25"><text:span text:style-name="T65">Major Outputs:</text:span></text:p>
      <text:p text:style-name="P25"><text:span text:style-name="T66"><text:tab/>Reminders- sorted list of bill information and sorted list of payment dates</text:span></text:p>
      <text:p text:style-name="P25"><text:span text:style-name="T67"/></text:p>
      <text:p text:style-name="P25"><text:span text:style-name="T67"/></text:p>
      <text:p text:style-name="P25"><text:span text:style-name="T68">Major Functionalities:</text:span></text:p>
      <text:p text:style-name="P25"><text:span text:style-name="T68"><text:tab/></text:span><text:span text:style-name="T69">Two kinds of alarms that the user can set: Bill Due and Payment Date</text:span></text:p>
      <text:p text:style-name="P26"><text:span text:style-name="T69"><text:tab/>Alarm will show:</text:span></text:p>
      <text:p text:style-name="P27"><text:span text:style-name="T69"><text:tab/><text:tab/>Bill Due- bill name, due date and amount due</text:span></text:p>
      <text:p text:style-name="P27"><text:span text:style-name="T69"><text:tab/><text:tab/>Payment Date- bills that can be paid, date</text:span></text:p>
      <text:p text:style-name="P27"><text:span text:style-name="T69">Frequency of alarm can be set by the user</text:span></text:p>
      <text:p text:style-name="P27"><text:span text:style-name="T70"/></text:p>
      <text:p text:style-name="P28"><text:span text:style-name="T70"/></text:p>
      <text:p text:style-name="P29"><text:span text:style-name="T70"/></text:p>
      <text:p text:style-name="P30"><text:span text:style-name="T70"/></text:p>
      <text:p text:style-name="P30"><text:span text:style-name="T70"/></text:p>
      <text:p text:style-name="P30"><text:span text:style-name="T70"/></text:p>
      <text:p text:style-name="P30"><text:span text:style-name="T71"><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